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Clorita pseudomorf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Cristalls hipidiomorfs i al·lotriomorfs pseudomorfitzant algun mineral previ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Moder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Tonalitats verdos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Lleugerament marc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Poc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Està alterant un mineral previ i adquireix la seva forma irregul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De 1r ordre anòmals que donen tonalitats blavos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5" table:style-name="ce11">
            <text:p>5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Matriu de gra fi 50%</text:p>
          </table:table-cell>
          <table:table-cell table:number-columns-repeated="16382"/>
        </table:table-row>
        <table:table-row table:number-rows-repeated="2" table:style-name="ro9">
          <table:table-cell table:style-name="ce1"/>
          <table:table-cell table:style-name="ce7"/>
          <table:table-cell table:number-columns-repeated="16382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3">
            <text:p>Clorit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9">
            <text:p>(Mg,Fe)<text:span text:style-name="T2">3</text:span>(Si,Al)<text:span text:style-name="T2">4</text:span>O<text:span text:style-name="T2">10</text:span>(OH,O)<text:span text:style-name="T2">6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ls cristalls</text:p>
          </table:table-cell>
          <table:table-cell office:value-type="string" table:style-name="ce5">
            <text:p>Hàbit prismàtic molt curt, amb secció basal pseudohexagonal. Pot ser criptocristal·lina o pseudomorfa de biotita o altres minerals ferromagnesia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Moder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Varia d'incolor a tonalitats verdoses, groguenques i ocr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Pot presentar-ne entre feble i modera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No sempre visible, {001} perf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A òxids o hidròxids de ferro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grisos de primer ordre de vegades emmascarats o bé colors anòmals que donen tonalitats blavoses i viola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Aproximadament 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No és freqüent, {001} r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o 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Miguel</meta:initial-creator>
    <dc:creator>Miguel</dc:creator>
    <meta:creation-date>2018-02-14T10:30:30Z</meta:creation-date>
    <dc:date>2018-05-06T10:02:47Z</dc:date>
    <meta:editing-cycles>5</meta:editing-cycles>
    <meta:editing-duration>PT1353S</meta:editing-duration>
  </office:meta>
</office:document-meta>
</file>